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/>
    <style:font-face style:name="Mangal1" svg:font-family="Mangal"/>
    <style:font-face style:name="Ebrima1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Ebrima1" fo:font-size="32pt" officeooo:rsid="00168758" officeooo:paragraph-rsid="00168758" style:font-size-asian="32pt" style:font-size-complex="32pt"/>
    </style:style>
    <style:style style:name="P2" style:family="paragraph" style:parent-style-name="Standard">
      <style:text-properties style:font-name="Ebrima1" fo:font-size="32pt" officeooo:rsid="0019532b" officeooo:paragraph-rsid="0019532b" style:font-size-asian="32pt" style:font-size-complex="32pt"/>
    </style:style>
    <style:style style:name="P3" style:family="paragraph" style:parent-style-name="Standard">
      <style:text-properties style:font-name="Ebrima1" fo:font-size="32pt" officeooo:rsid="001a6bea" officeooo:paragraph-rsid="001a6bea" style:font-size-asian="32pt" style:font-size-complex="32pt"/>
    </style:style>
    <style:style style:name="P4" style:family="paragraph" style:parent-style-name="Standard">
      <style:text-properties style:font-name="Ebrima1" fo:font-size="32pt" officeooo:rsid="001b590b" officeooo:paragraph-rsid="001b590b" style:font-size-asian="32pt" style:font-size-complex="32pt"/>
    </style:style>
    <style:style style:name="P5" style:family="paragraph" style:parent-style-name="Standard">
      <style:text-properties style:font-name="Ebrima1" fo:font-size="32pt" officeooo:rsid="001c116e" officeooo:paragraph-rsid="001c116e" style:font-size-asian="32pt" style:font-size-complex="32pt"/>
    </style:style>
    <style:style style:name="P6" style:family="paragraph" style:parent-style-name="Standard">
      <style:text-properties style:font-name="Ebrima1" fo:font-size="32pt" officeooo:rsid="001d4bfd" officeooo:paragraph-rsid="001d4bfd" style:font-size-asian="32pt" style:font-size-complex="32pt"/>
    </style:style>
    <style:style style:name="P7" style:family="paragraph" style:parent-style-name="Standard">
      <style:text-properties style:font-name="Ebrima1" fo:font-size="32pt" officeooo:rsid="001a6bea" officeooo:paragraph-rsid="001a6bea" style:font-size-asian="32pt" style:font-size-complex="32pt"/>
    </style:style>
    <style:style style:name="P8" style:family="paragraph" style:parent-style-name="Standard">
      <style:text-properties style:font-name="Ebrima1" fo:font-size="32pt" officeooo:rsid="00217e89" officeooo:paragraph-rsid="00217e89" style:font-size-asian="32pt" style:font-size-complex="32pt"/>
    </style:style>
    <style:style style:name="T1" style:family="text">
      <style:text-properties style:font-name="Ebrima" officeooo:rsid="00172dca"/>
    </style:style>
    <style:style style:name="T2" style:family="text">
      <style:text-properties officeooo:rsid="001ace83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f272e"/>
    </style:style>
    <style:style style:name="T5" style:family="text">
      <style:text-properties officeooo:rsid="001f27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μ<text:span text:style-name="T1">ω</text:span></text:p>
      <text:p text:style-name="P1"/>
      <text:p text:style-name="P1">Die Laplace-Gleichung in der Elektrostatik ist ähnlich wichtig wie die homogene Wellengleichung in der Elektrodynamik</text:p>
      <text:p text:style-name="P1"/>
      <text:p text:style-name="P2">Auf Seite 302 müsste es heißen: „auf den hier interessierenden Fall“</text:p>
      <text:p text:style-name="P2"/>
      <text:p text:style-name="P3">Wi<text:span text:style-name="T2">chtig sind auch der</text:span> Green'sche Satz, <text:span text:style-name="T2">ein Gauß'sches Kästchen, eine Stokes'sche Fläche, der Satz von Gauß, der Satz von Stokes, </text:span><text:soft-page-break/><text:span text:style-name="T2">die Green'sche Funktion.</text:span></text:p>
      <text:p text:style-name="P3"/>
      <text:p text:style-name="P8">Der Quadrupol ist enorm wichtig!</text:p>
      <text:p text:style-name="P3"/>
      <text:p text:style-name="P3"/>
      <text:p text:style-name="P4">Wie lautet die Laplace-Gleichung, insbesondere im Zweidimensionalen?</text:p>
      <text:p text:style-name="P4"/>
      <text:p text:style-name="P5">Einer der schönsten Beweise steht auf Seite 340: das komplexe Integral einer analytischen Funktion in einem einfach-zusammenhängenden Gebiet ist nur von den Endpunkten, aber nicht vom Weg abhängig.</text:p>
      <text:p text:style-name="P5"><text:soft-page-break/></text:p>
      <text:p text:style-name="P6">Auf Seite 344 ist ein Fehler: es muß heißen f<text:span text:style-name="T3">n</text:span><text:span text:style-name="T4">u</text:span>(z) nicht f<text:span text:style-name="T3">n</text:span>(z) <text:span text:style-name="T5">(aus Notationsgründen siehe nächste Sei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/>
    <style:font-face style:name="Mangal1" svg:font-family="Mangal"/>
    <style:font-face style:name="Ebrima1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8:39.026000000</meta:creation-date>
    <dc:date>2014-07-07T20:38:22.138000000</dc:date>
    <meta:editing-duration>PT23M57S</meta:editing-duration>
    <meta:editing-cycles>9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8" meta:word-count="107" meta:character-count="743" meta:non-whitespace-character-count="644"/>
  </office:meta>
</office:document-meta>
</file>